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1.27cm" fo:margin-right="0cm" fo:margin-top="0cm" fo:margin-bottom="0.564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.564cm" fo:text-align="start" fo:text-indent="-1.057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3.81cm" fo:margin-right="0cm" fo:margin-top="0cm" fo:margin-bottom="0.564cm" fo:text-align="start" fo:text-indent="-1.057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6" style:family="text">
      <style:text-properties fo:font-variant="normal" fo:text-transform="none" fo:color="#4dd0e1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rojeto 02 - Acesso à Informação e Transparência</text:span></text:p>
          </draw:text-box>
        </draw:frame>
        <draw:frame draw:name="Shape 55" presentation:style-name="pr2" draw:text-style-name="P3" draw:layer="layout" svg:width="23.667cm" svg:height="5.701cm" svg:x="0.866cm" svg:y="7.873cm" presentation:class="subtitle" presentation:user-transformed="true">
          <draw:text-box>
            <text:p text:style-name="P1"><text:span text:style-name="T2">Leonardo Piccioni de Almeida</text:span><text:span text:style-name="T2"><text:tab/></text:span><text:span text:style-name="T2"><text:tab/></text:span><text:span text:style-name="T2">8516094</text:span></text:p>
            <text:p text:style-name="P1"><text:span text:style-name="T2">Marcos Vinicius de Aquino Giurni</text:span><text:span text:style-name="T2"><text:tab/></text:span><text:span text:style-name="T2">8516080</text:span></text:p>
            <text:p text:style-name="P1"><text:span text:style-name="T2">Rafael Ribeiro Motta Ferreira</text:span><text:span text:style-name="T2"><text:tab/></text:span><text:span text:style-name="T2"><text:tab/></text:span><text:span text:style-name="T2">8061581</text:span></text:p>
            <text:p text:style-name="P1"><text:span text:style-name="T2">Roberto de Lucas Mescoloto</text:span><text:span text:style-name="T2"><text:tab/></text:span><text:span text:style-name="T2"><text:tab/></text:span><text:span text:style-name="T2"><text:tab/></text:span><text:span text:style-name="T2">8921670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 do projeto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bjetivo do projeto</text:span></text:p>
          </draw:text-box>
        </draw:frame>
        <draw:frame draw:name="Shape 61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Extrair dados dos principais portais de compras governamentais:</text:span></text:p>
              </text:list-item>
              <text:list-item>
                <text:p text:style-name="P8"><text:span text:style-name="T4">BEC - Bolsa Eletrônica de Compras</text:span></text:p>
              </text:list-item>
              <text:list-item>
                <text:p text:style-name="P8"><text:span text:style-name="T4">Comprasnet</text:span></text:p>
              </text:list-item>
              <text:list-item>
                <text:p text:style-name="P8"><text:span text:style-name="T4">Licitações-e</text:span></text:p>
              </text:list-item>
              <text:list-item>
                <text:p text:style-name="P7"><text:span text:style-name="T4">Esses dados seriam usados para criar uma interface simples que facilite a participação de micro e pequenos empresários no processo (projeto 03).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parciais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sultados parciais</text:span></text:p>
          </draw:text-box>
        </draw:frame>
        <draw:frame draw:name="Shape 67" presentation:style-name="pr5" draw:text-style-name="P9" draw:layer="layout" svg:width="23.667cm" svg:height="9.489cm" svg:x="0.866cm" svg:y="3.387cm" presentation:class="outline" presentation:user-transformed="true">
          <draw:text-box>
            <text:list text:style-name="L2">
              <text:list-item>
                <text:p text:style-name="P7"><text:span text:style-name="T4">Criamos um </text:span><text:span text:style-name="T5">scrapper</text:span><text:span text:style-name="T4"> (“raspador”) que extrai as atualizações diários do portal Comprasnet</text:span></text:p>
              </text:list-item>
              <text:list-item>
                <text:p text:style-name="P8"><text:span text:style-name="T4">Dificuldades: estrutura sem semântica, necessidade de heurística possivelmente efêmeras</text:span></text:p>
              </text:list-item>
              <text:list-item>
                <text:p text:style-name="P7"><text:span text:style-name="T4">Os dados são armazenados e fornecidos como uma API para que o projeto 03 e demais interessados possam utilizá-los</text:span></text:p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parciais" draw:style-name="dp1" draw:master-page-name="Title_20_and_20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sultados parciais</text:span></text:p>
          </draw:text-box>
        </draw:frame>
        <draw:frame draw:name="Shape 7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Vamos ver ele funcionando na prática?</text:span></text:p>
              </text:list-item>
              <text:list-item>
                <text:p text:style-name="P8"><text:span text:style-name="T4">Extração dos dados</text:span></text:p>
              </text:list-item>
              <text:list-item>
                <text:p text:style-name="P8"><text:span text:style-name="T4">Demonstração da API</text:span></text:p>
              </text:list-item>
              <text:list-item>
                <text:p text:style-name="P10"><text:span text:style-name="T6"><text:a xlink:href="http://licitapy-leopiccionia.c9users.io:8080/api/acquisitions" xlink:type="simple">http://licitapy-leopiccionia.c9users.io:8080/api/acquisitions</text:a></text:span></text:p>
              </text:list-item>
            </text:list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iculdades e discussões" draw:style-name="dp1" draw:master-page-name="Title_20_and_20_body" presentation:presentation-page-layout-name="AL2T1">
        <draw:frame draw:name="Shape 7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ificuldades e discussões</text:span></text:p>
          </draw:text-box>
        </draw:frame>
        <draw:frame draw:name="Shape 7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BEC, Licitações-e</text:span></text:p>
              </text:list-item>
              <text:list-item>
                <text:p text:style-name="P8"><text:span text:style-name="T4">Presença de CAPTCHA</text:span></text:p>
              </text:list-item>
              <text:list-item>
                <text:p text:style-name="P10"><text:span text:style-name="T4">CAPTCHA é custoso, resolvê-lo é só parte do problema</text:span></text:p>
              </text:list-item>
              <text:list-item>
                <text:p text:style-name="P8"><text:span text:style-name="T4">Não permite obter, de maneira direta, apenas as últimas atualizações</text:span></text:p>
              </text:list-item>
            </text:list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iculdades e discussões" draw:style-name="dp1" draw:master-page-name="Title_20_and_20_body" presentation:presentation-page-layout-name="AL2T1">
        <draw:frame draw:name="Shape 8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ificuldades e discussões</text:span></text:p>
          </draw:text-box>
        </draw:frame>
        <draw:frame draw:name="Shape 8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e-Negócios (município)</text:span></text:p>
              </text:list-item>
              <text:list-item>
                <text:p text:style-name="P8"><text:span text:style-name="T4">Utiliza ViewState</text:span></text:p>
              </text:list-item>
              <text:list-item>
                <text:p text:style-name="P10"><text:span text:style-name="T4">Links não são meras URLs, mas uma codificação do estado do programa</text:span></text:p>
              </text:list-item>
              <text:list-item>
                <text:p text:style-name="P7"><text:span text:style-name="T4">Pregão-SP (estado)</text:span></text:p>
              </text:list-item>
              <text:list-item>
                <text:p text:style-name="P8"><text:span text:style-name="T4">Não permite obter, de maneira direta, apenas as últimas atualizações</text:span></text:p>
              </text:list-item>
              <text:list-item>
                <text:p text:style-name="P8"><text:span text:style-name="T4">No entanto, mais promissor</text:span></text:p>
              </text:list-item>
            </text:list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s discussões" draw:style-name="dp1" draw:master-page-name="Title_20_and_20_body" presentation:presentation-page-layout-name="AL2T1">
        <draw:frame draw:name="Shape 9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ais discussões</text:span></text:p>
          </draw:text-box>
        </draw:frame>
        <draw:frame draw:name="Shape 91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Aparentemente, a maioria das publicações do Diário Oficial são referentes à pregões abertos no mesmo dia, quase sempre no início da manhã</text:span></text:p>
              </text:list-item>
              <text:list-item>
                <text:p text:style-name="P8"><text:span text:style-name="T4">Como o micro e pequeno empresário pode ser competitivo com prazos tão apertados?</text:span></text:p>
              </text:list-item>
            </text:list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7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7.2$Windows_x86 LibreOffice_project/f3153a8b245191196a4b6b9abd1d0da16eead600</meta:generator>
    <dc:date>2017-06-20T21:58:34.377000000</dc:date>
    <meta:editing-duration>PT1M</meta:editing-duration>
    <meta:editing-cycles>1</meta:editing-cycles>
    <meta:document-statistic meta:object-count="56"/>
  </office:meta>
</office:document-meta>
</file>